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04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opacity="0%" draw:fill-color="#55308d" draw:textarea-horizontal-align="justify" draw:textarea-vertical-align="middle" draw:auto-grow-height="false" fo:min-height="1.02cm" fo:min-width="12.835cm" loext:decorative="false"/>
      <style:paragraph-properties style:writing-mode="lr-tb"/>
    </style:style>
    <style:style style:name="gr4" style:family="graphic" style:parent-style-name="objectwithoutfill">
      <style:graphic-properties svg:stroke-color="#ffb66c"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ffb66c" draw:marker-end="Arrowheads_20_5" draw:marker-end-width="0.3cm" draw:fill="none" draw:textarea-vertical-align="middle" loext:decorative="false"/>
    </style:style>
    <style:style style:name="gr6" style:family="graphic" style:parent-style-name="standard">
      <style:graphic-properties svg:stroke-color="#ffb66c" draw:marker-start="Arrowheads_20_6" draw:marker-start-width="0.3cm" draw:marker-end="Arrowheads_20_7" draw:marker-end-width="0.3cm" draw:textarea-vertical-align="middle" loext:decorative="false"/>
    </style:style>
    <style:style style:name="gr7" style:family="graphic" style:parent-style-name="standard">
      <style:graphic-properties svg:stroke-color="#ffb66c" draw:marker-start="Arrowheads_20_8" draw:marker-start-width="0.3cm" draw:marker-end="Arrowheads_20_9" draw:marker-end-width="0.3cm" draw:textarea-vertical-align="middle" loext:decorative="false"/>
    </style:style>
    <style:style style:name="gr8" style:family="graphic" style:parent-style-name="objectwithoutfill">
      <style:graphic-properties svg:stroke-color="#ffb66c" draw:marker-end="Arrowheads_20_1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ffdbb6" draw:fill="none" draw:textarea-vertical-align="middle" loext:decorative="false"/>
    </style:style>
    <style:style style:name="gr10" style:family="graphic" style:parent-style-name="objectwithoutfill">
      <style:graphic-properties svg:stroke-color="#ffb66c" draw:marker-end="Arrowheads_20_12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ffb66c" draw:marker-end="Arrowheads_20_14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ffb66c" draw:fill="none" draw:textarea-vertical-align="middle" loext:decorative="false"/>
    </style:style>
    <style:style style:name="gr13" style:family="graphic" style:parent-style-name="objectwithoutfill">
      <style:graphic-properties svg:stroke-color="#ffb66c" draw:marker-end="Arrowheads_20_17" draw:marker-end-width="0.3cm" draw:fill="none" draw:textarea-vertical-align="middle" loext:decorative="false"/>
    </style:style>
    <style:style style:name="gr14" style:family="graphic">
      <style:graphic-properties style:protect="size" loext:decorative="false"/>
    </style:style>
    <style:style style:name="pr1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5308d"/>
      <style:paragraph-properties fo:text-align="center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.54cm" svg:height="1.905cm" svg:x="7.255cm" svg:y="5.215cm">
          <text:p text:style-name="P1">Splash</text:p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2.335cm" svg:y="5.215cm">
          <text:p text:style-name="P1">Start</text:p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7.415cm" svg:y="5.215cm">
          <text:p text:style-name="P1">Credits</text:p>
          <text:p text:style-name="P1">Screen</text:p>
          <draw:enhanced-geometry svg:viewBox="0 0 21600 21600" draw:type="rectangle" draw:enhanced-path="M 0 0 L 21600 0 21600 21600 0 21600 0 0 Z N"/>
        </draw:custom-shape>
        <draw:g draw:style-name="gr2">
          <draw:custom-shape draw:style-name="gr1" draw:text-style-name="P1" draw:layer="layout" svg:width="2.54cm" svg:height="1.905cm" svg:x="17.41cm" svg:y="8.504cm">
            <text:p text:style-name="P1">Level 5</text:p>
            <text:p text:style-name="P1">Scre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.905cm" svg:x="16.14cm" svg:y="8.504cm">
            <text:p text:style-name="P1">Level 4</text:p>
            <text:p text:style-name="P1">Scre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.905cm" svg:x="14.87cm" svg:y="8.504cm">
            <text:p text:style-name="P1">Level 3</text:p>
            <text:p text:style-name="P1">Scre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.905cm" svg:x="13.6cm" svg:y="8.504cm">
            <text:p text:style-name="P1">Level 2</text:p>
            <text:p text:style-name="P1">Scre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.905cm" svg:x="12.33cm" svg:y="8.504cm">
            <text:p text:style-name="P1">Level 1</text:p>
            <text:p text:style-name="P1">Screen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.54cm" svg:height="1.905cm" svg:x="12.335cm" svg:y="11.865cm">
          <text:p text:style-name="P1">Splash</text:p>
          <text:p text:style-name="P1">Scre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3.335cm" svg:height="1.27cm" svg:x="6.985cm" svg:y="2.54cm">
          <text:p text:style-name="P1"><text:span text:style-name="T1">Godo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555cm" svg:y1="3.81cm" svg:x2="8.555cm" svg:y2="5.215cm">
          <text:p/>
        </draw:line>
        <draw:line draw:style-name="gr5" draw:text-style-name="P3" draw:layer="layout" svg:x1="13.535cm" svg:y1="7.12cm" svg:x2="13.535cm" svg:y2="8.504cm">
          <text:p/>
        </draw:line>
        <draw:line draw:style-name="gr6" draw:text-style-name="P1" draw:layer="layout" svg:x1="13.535cm" svg:y1="3.81cm" svg:x2="13.535cm" svg:y2="5.215cm">
          <text:p/>
        </draw:line>
        <draw:line draw:style-name="gr7" draw:text-style-name="P1" draw:layer="layout" svg:x1="14.875cm" svg:y1="6.15cm" svg:x2="17.415cm" svg:y2="6.15cm">
          <text:p/>
        </draw:line>
        <draw:line draw:style-name="gr8" draw:text-style-name="P3" draw:layer="layout" svg:x1="13.535cm" svg:y1="10.409cm" svg:x2="13.535cm" svg:y2="11.865cm">
          <text:p/>
        </draw:line>
        <draw:line draw:style-name="gr9" draw:text-style-name="P3" draw:layer="layout" svg:x1="13.535cm" svg:y1="11.095cm" svg:x2="19.05cm" svg:y2="11.095cm">
          <text:p/>
        </draw:line>
        <draw:line draw:style-name="gr10" draw:text-style-name="P3" draw:layer="layout" svg:x1="15.34cm" svg:y1="10.409cm" svg:x2="15.34cm" svg:y2="11.095cm">
          <text:p/>
        </draw:line>
        <draw:line draw:style-name="gr10" draw:text-style-name="P3" draw:layer="layout" svg:x1="16.575cm" svg:y1="10.409cm" svg:x2="16.575cm" svg:y2="11.095cm">
          <text:p/>
        </draw:line>
        <draw:line draw:style-name="gr10" draw:text-style-name="P3" draw:layer="layout" svg:x1="17.875cm" svg:y1="10.397cm" svg:x2="17.875cm" svg:y2="11.083cm">
          <text:p/>
        </draw:line>
        <draw:line draw:style-name="gr10" draw:text-style-name="P3" draw:layer="layout" svg:x1="19.075cm" svg:y1="10.385cm" svg:x2="19.075cm" svg:y2="11.071cm">
          <text:p/>
        </draw:line>
        <draw:line draw:style-name="gr11" draw:text-style-name="P3" draw:layer="layout" svg:x1="12.335cm" svg:y1="12.8cm" svg:x2="11.43cm" svg:y2="12.8cm">
          <text:p/>
        </draw:line>
        <draw:line draw:style-name="gr11" draw:text-style-name="P3" draw:layer="layout" svg:x1="11.442cm" svg:y1="6.1cm" svg:x2="12.347cm" svg:y2="6.1cm">
          <text:p/>
        </draw:line>
        <draw:line draw:style-name="gr12" draw:text-style-name="P3" draw:layer="layout" svg:x1="11.442cm" svg:y1="6.1cm" svg:x2="11.43cm" svg:y2="12.8cm">
          <text:p/>
        </draw:line>
        <draw:line draw:style-name="gr13" draw:text-style-name="P3" draw:layer="layout" svg:x1="9.795cm" svg:y1="5.715cm" svg:x2="12.335cm" svg:y2="5.715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8:49:56.284274610</meta:creation-date>
    <meta:editing-duration>PT44M56S</meta:editing-duration>
    <meta:editing-cycles>2</meta:editing-cycles>
    <meta:generator>LibreOffice/7.6.2.1$Linux_X86_64 LibreOffice_project/60$Build-1</meta:generator>
    <dc:title>Blue Curve</dc:title>
    <dc:date>2023-11-08T19:34:52.260342547</dc:date>
    <meta:document-statistic meta:object-count="62"/>
  </office:meta>
</office:document-meta>
</file>